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éalisation de l’analyse technique<text:line-break/></text:span><text:line-break/>- Analyser les besoins du client spécifiés par la maîtrise d’ouvrage et les traduire en cahier des charges techniques.<text:line-break/>- Ecrire les spécifications techniques générales et détaillées en envisageant les problèmes éventuels et les évolutions.<text:line-break/><text:line-break/><text:span text:style-name="T1">Développement des applications<text:line-break/></text:span><text:line-break/>- Rédiger les lignes de codes nécessaires à la création d’un produit web, pouvant contenir du texte, des images, de la vidéo et/ou du son.<text:line-break/>- Appliquer les règles de navigation, créer des liens entre les pages.<text:line-break/>- Développer les interfaces. <text:line-break/>- Corriger et optimiser les fonctionnalités (qualité, charte graphique, ergonomie...).<text:line-break/>- Documenter les applications pour les développements ultérieurs et la mise en production. <text:line-break/><text:line-break/><text:span text:style-name="T1">Tests et écriture des corrections nécessaires</text:span><text:line-break/><text:line-break/>- Préparer et réaliser les tests unitaires.<text:line-break/>- Réaliser les tests de charge.<text:line-break/>- Apporter les correctifs nécessaires suite à ces tests ou aux tests fonctionnels réalisés par les utilisateurs ou la maîtrise d’ouvrage.<text:line-break/><text:span text:style-name="T1"><text:line-break/>Maintenance corrective et évolutive des applications</text:span><text:line-break/>- Assurer les corrections suite aux problèmes soulevés (bugs)<text:line-break/>- Assurer la programmation des évolutions demandées par les utilisateurs.<text:line-break/><text:line-break/><text:line-break/><text:span text:style-name="T1">Compétences techniques</text:span><text:line-break/>- Le développeur doit posséder une bonne maîtrise des langages et des outils de développement :<text:line-break/>- Environnement de développement (ex. :technologie objet, IDE, eclipse, bean, ASP, .NET<text:line-break/>- Plateforme de développement : J2EE…<text:line-break/>- Applications web (ex : JavaScript, PHP....)<text:line-break/>- Connaissance des <text:span text:style-name="T2">framework</text:span><text:line-break/>- Langages de programmation (ex (X)HTLM , (My)SQL)<text:line-break/>- Connaissance des méthodologies de développement (méthodologies objet, « agile »…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19T11:09:41.907000000</dc:date>
    <meta:editing-duration>PT10S</meta:editing-duration>
    <meta:editing-cycles>1</meta:editing-cycles>
    <meta:document-statistic meta:table-count="0" meta:image-count="0" meta:object-count="0" meta:page-count="1" meta:paragraph-count="1" meta:word-count="237" meta:character-count="1637" meta:non-whitespace-character-count="1390"/>
  </office:meta>
</office:document-meta>
</file>